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ösungen für Insel 1 Level 2:</text:p>
      <text:p text:style-name="Standard"/>
      <text:p text:style-name="Standard"/>
      <text:p text:style-name="Standard">Mögliche erste Aufgabe:</text:p>
      <text:p text:style-name="Standard"/>
      <text:p text:style-name="Standard">484 : 11 + 86 x 7 - 371 – 229 = <text:span text:style-name="T1">46</text:span></text:p>
      <text:p text:style-name="P1">oder</text:p>
      <text:p text:style-name="P1">696 : 12 + 28 x 27 - 432 – 168 = <text:span text:style-name="T1">214</text:span></text:p>
      <text:p text:style-name="P1"/>
      <text:p text:style-name="P1"/>
      <text:p text:style-name="P1">Mögliche zweite Aufgabe:</text:p>
      <text:p text:style-name="P1"/>
      <text:p text:style-name="P1">18 x 25 + 79 + 121 - 7 x 70 = <text:span text:style-name="T1">160</text:span></text:p>
      <text:p text:style-name="P1">oder</text:p>
      <text:p text:style-name="P1">16 x 20 + 182 + 18 - 5 x 50 = <text:span text:style-name="T1">270</text:span></text:p>
      <text:p text:style-name="P1"/>
      <text:p text:style-name="P1"/>
      <text:p text:style-name="P1">Mögliche dritte Aufgabe:</text:p>
      <text:p text:style-name="P1"/>
      <text:p text:style-name="P1">180 + 78 - 8 x 12 + 60 : 2 = <text:span text:style-name="T1">192</text:span></text:p>
      <text:p text:style-name="P1">oder</text:p>
      <text:p text:style-name="P1">240 + 25 - 11 x 6 + 100 : 25 = <text:span text:style-name="T1">2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8T23:44:13.34</meta:creation-date>
    <meta:document-statistic meta:table-count="0" meta:image-count="0" meta:object-count="0" meta:page-count="1" meta:paragraph-count="13" meta:word-count="96" meta:character-count="314"/>
    <dc:date>2019-07-08T23:58:46.69</dc:date>
    <meta:editing-duration>PT14M34S</meta:editing-duration>
    <meta:editing-cycles>1</meta:editing-cycles>
    <meta:generator>OpenOffice/4.1.3$Win32 OpenOffice.org_project/413m1$Build-9783</meta:generator>
  </office:meta>
</office:document-meta>
</file>